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 Serif" svg:font-family="'Sans Serif'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8.02cm" table:align="margins" style:may-break-between-rows="false"/>
    </style:style>
    <style:style style:name="Table1.A" style:family="table-column">
      <style:table-column-properties style:column-width="1.595cm" style:rel-column-width="5797*"/>
    </style:style>
    <style:style style:name="Table1.B" style:family="table-column">
      <style:table-column-properties style:column-width="2.633cm" style:rel-column-width="9578*"/>
    </style:style>
    <style:style style:name="Table1.C" style:family="table-column">
      <style:table-column-properties style:column-width="8.802cm" style:rel-column-width="32011*"/>
    </style:style>
    <style:style style:name="Table1.D" style:family="table-column">
      <style:table-column-properties style:column-width="4.99cm" style:rel-column-width="18149*"/>
    </style:style>
    <style:style style:name="Table1.A1" style:family="table-cell">
      <style:table-cell-properties fo:background-color="#d3d3d3" fo:padding="0.101cm" fo:border="0.035cm solid #000000">
        <style:background-image/>
      </style:table-cell-properties>
    </style:style>
    <style:style style:name="Table1.A2" style:family="table-cell">
      <style:table-cell-properties fo:background-color="#ffffff" fo:padding="0.101cm" fo:border="0.035cm solid #000000">
        <style:background-image/>
      </style:table-cell-properties>
    </style:style>
    <style:style style:name="Table1.A9" style:family="table-cell">
      <style:table-cell-properties fo:background-color="#ffffff" fo:padding="0.101cm" fo:border-left="0.035cm solid #000000" fo:border-right="0.035cm solid #000000" fo:border-top="none" fo:border-bottom="0.035cm solid #000000">
        <style:background-image/>
      </style:table-cell-properties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>
        <style:tab-stops>
          <style:tab-stop style:position="2.037cm"/>
          <style:tab-stop style:position="4.498cm"/>
          <style:tab-stop style:position="16.986cm"/>
        </style:tab-stops>
      </style:paragraph-properties>
    </style:style>
    <style:style style:name="P3" style:family="paragraph" style:parent-style-name="Standard">
      <style:paragraph-properties style:writing-mode="lr-tb">
        <style:tab-stops>
          <style:tab-stop style:position="2.037cm"/>
          <style:tab-stop style:position="4.498cm"/>
          <style:tab-stop style:position="7.038cm"/>
          <style:tab-stop style:position="16.986cm"/>
        </style:tab-stops>
      </style:paragraph-properties>
    </style:style>
    <style:style style:name="P4" style:family="paragraph" style:parent-style-name="Standard">
      <style:paragraph-properties style:writing-mode="lr-tb"/>
      <style:text-properties fo:font-style="italic"/>
    </style:style>
    <style:style style:name="P5" style:family="paragraph" style:parent-style-name="Standard">
      <style:paragraph-properties style:writing-mode="lr-tb"/>
      <style:text-properties fo:font-style="italic" style:font-style-asian="italic" style:font-style-complex="italic"/>
    </style:style>
    <style:style style:name="P6" style:family="paragraph" style:parent-style-name="Standard">
      <style:paragraph-properties style:writing-mode="lr-tb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style:writing-mode="lr-tb">
        <style:tab-stops>
          <style:tab-stop style:position="16.986cm"/>
        </style:tab-stops>
      </style:paragraph-properties>
    </style:style>
    <style:style style:name="P8" style:family="paragraph" style:parent-style-name="Standard">
      <style:paragraph-properties style:writing-mode="lr-tb">
        <style:tab-stops>
          <style:tab-stop style:position="2.037cm"/>
          <style:tab-stop style:position="4.498cm"/>
          <style:tab-stop style:position="7.091cm"/>
          <style:tab-stop style:position="16.986cm"/>
        </style:tab-stops>
      </style:paragraph-properties>
    </style:style>
    <style:style style:name="P9" style:family="paragraph" style:parent-style-name="Standard">
      <style:paragraph-properties style:writing-mode="lr-tb">
        <style:tab-stops>
          <style:tab-stop style:position="2.037cm"/>
          <style:tab-stop style:position="4.498cm"/>
          <style:tab-stop style:position="7.091cm"/>
          <style:tab-stop style:position="9.975cm"/>
          <style:tab-stop style:position="16.986cm"/>
        </style:tab-stops>
      </style:paragraph-properties>
    </style:style>
    <style:style style:name="P10" style:family="paragraph" style:parent-style-name="Standard">
      <style:paragraph-properties style:writing-mode="lr-tb"/>
      <style:text-properties style:text-underline-style="none"/>
    </style:style>
    <style:style style:name="P11" style:family="paragraph" style:parent-style-name="Standard" style:master-page-name="Standard">
      <style:paragraph-properties style:page-number="1" style:writing-mode="lr-tb">
        <style:tab-stops>
          <style:tab-stop style:position="16.986cm"/>
        </style:tab-stops>
      </style:paragraph-properties>
    </style:style>
    <style:style style:name="P12" style:family="paragraph" style:parent-style-name="Standard" style:master-page-name="Standard">
      <style:paragraph-properties style:page-number="1" style:writing-mode="lr-tb"/>
    </style:style>
    <style:style style:name="P13" style:family="paragraph" style:parent-style-name="Standard" style:master-page-name="Standard">
      <style:paragraph-properties style:page-number="1" style:writing-mode="lr-tb"/>
    </style:style>
    <style:style style:name="P14" style:family="paragraph" style:parent-style-name="Standard" style:master-page-name="Standard">
      <style:paragraph-properties style:page-number="1" style:writing-mode="lr-tb"/>
    </style:style>
    <style:style style:name="P15" style:family="paragraph" style:parent-style-name="Standard" style:master-page-name="Standard">
      <style:paragraph-properties style:page-number="1" style:writing-mode="lr-tb"/>
    </style:style>
    <style:style style:name="P16" style:family="paragraph" style:parent-style-name="Standard" style:master-page-name="Standard">
      <style:paragraph-properties style:page-number="1" style:writing-mode="lr-tb"/>
    </style:style>
    <style:style style:name="P17" style:family="paragraph" style:parent-style-name="Standard" style:master-page-name="Standard">
      <style:paragraph-properties style:page-number="1" style:writing-mode="lr-tb"/>
    </style:style>
    <style:style style:name="P18" style:family="paragraph" style:parent-style-name="Standard" style:master-page-name="Standard">
      <style:paragraph-properties style:page-number="1" style:writing-mode="lr-tb"/>
      <style:text-properties fo:font-style="italic"/>
    </style:style>
    <style:style style:name="P19" style:family="paragraph" style:parent-style-name="Standard" style:master-page-name="Standard">
      <style:paragraph-properties style:page-number="1" style:writing-mode="lr-tb"/>
    </style:style>
    <style:style style:name="P20" style:family="paragraph" style:parent-style-name="Standard" style:master-page-name="Standard">
      <style:paragraph-properties style:page-number="1" style:writing-mode="lr-tb"/>
    </style:style>
    <style:style style:name="P21" style:family="paragraph" style:parent-style-name="Standard" style:master-page-name="Standard">
      <style:paragraph-properties style:page-number="1" style:writing-mode="lr-tb"/>
    </style:style>
    <style:style style:name="P22" style:family="paragraph" style:parent-style-name="Standard" style:master-page-name="Standard">
      <style:paragraph-properties style:page-number="1" style:writing-mode="lr-tb"/>
      <style:text-properties fo:font-style="italic"/>
    </style:style>
    <style:style style:name="P23" style:family="paragraph" style:parent-style-name="Standard" style:master-page-name="Standard">
      <style:paragraph-properties style:page-number="1" style:writing-mode="lr-tb"/>
    </style:style>
    <style:style style:name="P24" style:family="paragraph" style:parent-style-name="Standard" style:master-page-name="Standard">
      <style:paragraph-properties style:page-number="1" style:writing-mode="lr-tb"/>
    </style:style>
    <style:style style:name="P25" style:family="paragraph" style:parent-style-name="Standard" style:master-page-name="Standard">
      <style:paragraph-properties style:page-number="1" style:writing-mode="lr-tb"/>
    </style:style>
    <style:style style:name="P26" style:family="paragraph" style:parent-style-name="Standard" style:master-page-name="Standard">
      <style:paragraph-properties style:page-number="1" style:writing-mode="lr-tb"/>
      <style:text-properties fo:font-style="italic" style:font-style-asian="italic" style:font-style-complex="italic"/>
    </style:style>
    <style:style style:name="P27" style:family="paragraph" style:parent-style-name="Standard" style:master-page-name="Standard">
      <style:paragraph-properties style:page-number="1" style:writing-mode="lr-tb"/>
    </style:style>
    <style:style style:name="P28" style:family="paragraph" style:parent-style-name="Standard" style:master-page-name="Standard">
      <style:paragraph-properties style:page-number="1" style:writing-mode="lr-tb"/>
    </style:style>
    <style:style style:name="P29" style:family="paragraph" style:parent-style-name="Standard" style:master-page-name="Standard">
      <style:paragraph-properties style:page-number="1" style:writing-mode="lr-tb"/>
    </style:style>
    <style:style style:name="P30" style:family="paragraph" style:parent-style-name="Standard" style:master-page-name="Standard">
      <style:paragraph-properties style:page-number="1" style:writing-mode="lr-tb"/>
      <style:text-properties fo:font-style="italic" style:font-style-asian="italic" style:font-style-complex="italic"/>
    </style:style>
    <style:style style:name="P31" style:family="paragraph" style:parent-style-name="Standard" style:master-page-name="Standard">
      <style:paragraph-properties style:page-number="1" style:writing-mode="lr-tb"/>
    </style:style>
    <style:style style:name="P32" style:family="paragraph" style:parent-style-name="Standard" style:master-page-name="Standard">
      <style:paragraph-properties style:page-number="1" style:writing-mode="lr-tb"/>
    </style:style>
    <style:style style:name="P33" style:family="paragraph" style:parent-style-name="Standard" style:master-page-name="Standard">
      <style:paragraph-properties style:page-number="1" style:writing-mode="lr-tb"/>
    </style:style>
    <style:style style:name="P34" style:family="paragraph" style:parent-style-name="Standard" style:master-page-name="Standard">
      <style:paragraph-properties style:page-number="1" style:writing-mode="lr-tb"/>
    </style:style>
    <style:style style:name="P35" style:family="paragraph" style:parent-style-name="Standard" style:master-page-name="Standard">
      <style:paragraph-properties style:page-number="1" style:writing-mode="lr-tb"/>
    </style:style>
    <style:style style:name="P36" style:family="paragraph" style:parent-style-name="Standard" style:master-page-name="Standard">
      <style:paragraph-properties style:page-number="1" style:writing-mode="lr-tb"/>
    </style:style>
    <style:style style:name="P37" style:family="paragraph" style:parent-style-name="Standard" style:master-page-name="Standard">
      <style:paragraph-properties style:page-number="1" style:writing-mode="lr-tb"/>
    </style:style>
    <style:style style:name="P38" style:family="paragraph" style:parent-style-name="Standard" style:master-page-name="Standard">
      <style:paragraph-properties style:page-number="1" style:writing-mode="lr-tb"/>
      <style:text-properties fo:font-style="italic" style:font-style-asian="italic" style:font-style-complex="italic"/>
    </style:style>
    <style:style style:name="P39" style:family="paragraph" style:parent-style-name="Standard" style:master-page-name="Standard">
      <style:paragraph-properties style:page-number="1" style:writing-mode="lr-tb"/>
    </style:style>
    <style:style style:name="P40" style:family="paragraph" style:parent-style-name="Standard" style:master-page-name="Standard">
      <style:paragraph-properties style:page-number="1" style:writing-mode="lr-tb"/>
    </style:style>
    <style:style style:name="P41" style:family="paragraph" style:parent-style-name="Standard" style:master-page-name="Standard">
      <style:paragraph-properties style:page-number="1" style:writing-mode="lr-tb"/>
    </style:style>
    <style:style style:name="P42" style:family="paragraph" style:parent-style-name="Standard" style:master-page-name="Standard">
      <style:paragraph-properties style:page-number="1" style:writing-mode="lr-tb"/>
    </style:style>
    <style:style style:name="P43" style:family="paragraph" style:parent-style-name="Standard" style:master-page-name="Standard">
      <style:paragraph-properties style:page-number="1"/>
    </style:style>
    <style:style style:name="P44" style:family="paragraph" style:parent-style-name="Standard" style:master-page-name="Standard">
      <style:paragraph-properties style:page-number="1" style:writing-mode="lr-tb"/>
    </style:style>
    <style:style style:name="P45" style:family="paragraph" style:parent-style-name="Standard" style:master-page-name="Standard">
      <style:paragraph-properties style:page-number="1" style:writing-mode="lr-tb"/>
    </style:style>
    <style:style style:name="P46" style:family="paragraph" style:parent-style-name="Standard" style:master-page-name="Standard">
      <style:paragraph-properties style:page-number="1" style:writing-mode="lr-tb"/>
    </style:style>
    <style:style style:name="P47" style:family="paragraph" style:parent-style-name="Standard" style:master-page-name="Standard">
      <style:paragraph-properties style:page-number="1"/>
    </style:style>
    <style:style style:name="P48" style:family="paragraph" style:parent-style-name="Standard" style:master-page-name="Standard">
      <style:paragraph-properties style:page-number="1" style:writing-mode="lr-tb"/>
    </style:style>
    <style:style style:name="P49" style:family="paragraph" style:parent-style-name="Standard" style:master-page-name="Standard">
      <style:paragraph-properties style:page-number="1" style:writing-mode="lr-tb"/>
    </style:style>
    <style:style style:name="P50" style:family="paragraph" style:parent-style-name="Standard" style:master-page-name="Standard">
      <style:paragraph-properties style:page-number="1" style:writing-mode="lr-tb"/>
      <style:text-properties style:text-underline-style="none"/>
    </style:style>
    <style:style style:name="P51" style:family="paragraph" style:parent-style-name="Standard" style:master-page-name="Standard">
      <style:paragraph-properties style:page-number="1" style:writing-mode="lr-tb"/>
    </style:style>
    <style:style style:name="P52" style:family="paragraph" style:parent-style-name="Standard" style:master-page-name="Standard">
      <style:paragraph-properties style:page-number="1" style:writing-mode="lr-tb"/>
    </style:style>
    <style:style style:name="P53" style:family="paragraph" style:parent-style-name="Standard" style:master-page-name="Standard">
      <style:paragraph-properties style:page-number="1" style:writing-mode="lr-tb"/>
      <style:text-properties style:text-underline-style="none"/>
    </style:style>
    <style:style style:name="P54" style:family="paragraph" style:parent-style-name="Standard" style:master-page-name="Standard">
      <style:paragraph-properties style:page-number="1" style:writing-mode="lr-tb"/>
    </style:style>
    <style:style style:name="P55" style:family="paragraph" style:parent-style-name="Standard" style:master-page-name="Standard">
      <style:paragraph-properties style:page-number="1" style:writing-mode="lr-tb"/>
    </style:style>
    <style:style style:name="P56" style:family="paragraph" style:parent-style-name="Standard" style:master-page-name="Standard">
      <style:paragraph-properties style:page-number="1" style:writing-mode="lr-tb"/>
      <style:text-properties style:text-underline-style="none"/>
    </style:style>
    <style:style style:name="P57" style:family="paragraph" style:parent-style-name="Standard" style:master-page-name="Standard">
      <style:paragraph-properties style:page-number="1" style:writing-mode="lr-tb"/>
    </style:style>
    <style:style style:name="P58" style:family="paragraph" style:parent-style-name="Standard" style:master-page-name="Standard">
      <style:paragraph-properties style:page-number="1" style:writing-mode="lr-tb"/>
    </style:style>
    <style:style style:name="P59" style:family="paragraph" style:parent-style-name="Standard" style:master-page-name="Standard">
      <style:paragraph-properties style:page-number="1" style:writing-mode="lr-tb"/>
      <style:text-properties fo:font-style="italic"/>
    </style:style>
    <style:style style:name="P60" style:family="paragraph" style:parent-style-name="Standard" style:master-page-name="Standard">
      <style:paragraph-properties style:page-number="1" style:writing-mode="lr-tb"/>
    </style:style>
    <style:style style:name="P61" style:family="paragraph" style:parent-style-name="Standard" style:master-page-name="Standard">
      <style:paragraph-properties style:page-number="1" style:writing-mode="lr-tb"/>
    </style:style>
    <style:style style:name="P62" style:family="paragraph" style:parent-style-name="Standard" style:master-page-name="Standard">
      <style:paragraph-properties style:page-number="1" style:writing-mode="lr-tb"/>
    </style:style>
    <style:style style:name="P63" style:family="paragraph" style:parent-style-name="Standard" style:master-page-name="Standard">
      <style:paragraph-properties style:page-number="1" style:writing-mode="lr-tb"/>
      <style:text-properties fo:font-style="italic"/>
    </style:style>
    <style:style style:name="P64" style:family="paragraph" style:parent-style-name="Standard" style:master-page-name="Standard">
      <style:paragraph-properties style:page-number="1"/>
    </style:style>
    <style:style style:name="P65" style:family="paragraph" style:parent-style-name="Standard" style:master-page-name="Standard">
      <style:paragraph-properties style:page-number="1" style:writing-mode="lr-tb"/>
    </style:style>
    <style:style style:name="P66" style:family="paragraph" style:parent-style-name="Standard" style:master-page-name="Standard">
      <style:paragraph-properties style:page-number="1" style:writing-mode="lr-tb"/>
    </style:style>
    <style:style style:name="P67" style:family="paragraph" style:parent-style-name="Standard" style:master-page-name="Standard">
      <style:paragraph-properties style:page-number="1" style:writing-mode="lr-tb"/>
    </style:style>
    <style:style style:name="P68" style:family="paragraph" style:parent-style-name="Standard" style:master-page-name="Standard">
      <style:paragraph-properties style:page-number="1" style:writing-mode="lr-tb"/>
    </style:style>
    <style:style style:name="P69" style:family="paragraph" style:parent-style-name="Standard" style:master-page-name="Standard">
      <style:paragraph-properties style:page-number="1" style:writing-mode="lr-tb"/>
    </style:style>
    <style:style style:name="P70" style:family="paragraph" style:parent-style-name="Standard" style:master-page-name="Standard">
      <style:paragraph-properties style:page-number="1" style:writing-mode="lr-tb"/>
    </style:style>
    <style:style style:name="P71" style:family="paragraph" style:parent-style-name="Standard" style:master-page-name="Standard">
      <style:paragraph-properties style:page-number="1" style:writing-mode="lr-tb"/>
    </style:style>
    <style:style style:name="P72" style:family="paragraph" style:parent-style-name="Standard" style:master-page-name="Standard">
      <style:paragraph-properties style:page-number="1" style:writing-mode="lr-tb"/>
    </style:style>
    <style:style style:name="P73" style:family="paragraph" style:parent-style-name="Standard" style:master-page-name="Standard">
      <style:paragraph-properties style:page-number="1" style:writing-mode="lr-tb"/>
    </style:style>
    <style:style style:name="P74" style:family="paragraph" style:parent-style-name="Standard" style:master-page-name="Standard">
      <style:paragraph-properties style:page-number="1" style:writing-mode="lr-tb"/>
    </style:style>
    <style:style style:name="P75" style:family="paragraph" style:parent-style-name="Standard" style:master-page-name="Standard">
      <style:paragraph-properties style:page-number="1" style:writing-mode="lr-tb"/>
    </style:style>
    <style:style style:name="P76" style:family="paragraph" style:parent-style-name="Standard" style:master-page-name="Standard">
      <style:paragraph-properties style:page-number="1" style:writing-mode="lr-tb"/>
    </style:style>
    <style:style style:name="P77" style:family="paragraph" style:parent-style-name="Standard" style:master-page-name="Standard">
      <style:paragraph-properties style:page-number="1" style:writing-mode="lr-tb"/>
    </style:style>
    <style:style style:name="P78" style:family="paragraph" style:parent-style-name="Standard" style:master-page-name="Standard">
      <style:paragraph-properties style:page-number="1" style:writing-mode="lr-tb"/>
    </style:style>
    <style:style style:name="P79" style:family="paragraph" style:parent-style-name="Standard" style:master-page-name="Standard">
      <style:paragraph-properties style:page-number="1" style:writing-mode="lr-tb"/>
      <style:text-properties fo:font-style="italic" style:font-style-asian="italic" style:font-style-complex="italic"/>
    </style:style>
    <style:style style:name="P80" style:family="paragraph" style:parent-style-name="Standard" style:master-page-name="Standard">
      <style:paragraph-properties style:page-number="1" style:writing-mode="lr-tb"/>
    </style:style>
    <style:style style:name="P81" style:family="paragraph" style:parent-style-name="Standard" style:master-page-name="Standard">
      <style:paragraph-properties style:page-number="1" style:writing-mode="lr-tb"/>
    </style:style>
    <style:style style:name="P82" style:family="paragraph" style:parent-style-name="Standard" style:master-page-name="Standard">
      <style:paragraph-properties style:page-number="1" style:writing-mode="lr-tb"/>
    </style:style>
    <style:style style:name="P83" style:family="paragraph" style:parent-style-name="Standard" style:master-page-name="Standard">
      <style:paragraph-properties style:page-number="1" style:writing-mode="lr-tb"/>
    </style:style>
    <style:style style:name="P84" style:family="paragraph" style:parent-style-name="Standard" style:master-page-name="Standard">
      <style:paragraph-properties style:page-number="1" style:writing-mode="lr-tb"/>
    </style:style>
    <style:style style:name="P85" style:family="paragraph" style:parent-style-name="Standard" style:master-page-name="Standard">
      <style:paragraph-properties style:page-number="1" style:writing-mode="lr-tb"/>
    </style:style>
    <style:style style:name="P86" style:family="paragraph" style:parent-style-name="Standard" style:master-page-name="Standard">
      <style:paragraph-properties style:page-number="1" style:writing-mode="lr-tb"/>
    </style:style>
    <style:style style:name="P87" style:family="paragraph" style:parent-style-name="Standard" style:master-page-name="Standard">
      <style:paragraph-properties style:page-number="1" style:writing-mode="lr-tb"/>
    </style:style>
    <style:style style:name="P88" style:family="paragraph" style:parent-style-name="Standard" style:master-page-name="Standard">
      <style:paragraph-properties style:page-number="1" style:writing-mode="lr-tb"/>
    </style:style>
    <style:style style:name="P89" style:family="paragraph" style:parent-style-name="Standard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"/registerclient" =&gt;agent,kind,casino=&gt;</text:p>
      <text:p text:style-name="P2"><text:tab/>(agent-name +game+)=agent</text:p>
      <text:p text:style-name="P2"><text:tab/>(set-game-kind kind)</text:p>
      <text:p text:style-name="P2"><text:tab/><text:tab/>(kind +game+)=kind</text:p>
      <text:p text:style-name="P2"><text:tab/><text:tab/>"&lt;=" game-kind</text:p>
      <text:p text:style-name="P2"><text:tab/>(casino +game+)=casino</text:p>
      <text:p text:style-name="P2"/>
      <text:p text:style-name="P2">"/newgame" =&gt;id=&gt;</text:p>
      <text:p text:style-name="P2"><text:tab/>(new-game :id)</text:p>
      <text:p text:style-name="P2"><text:tab/><text:tab/>+game+=new game()</text:p>
      <text:p text:style-name="P2"><text:tab/><text:tab/>(cortex-new-game)</text:p>
      <text:p text:style-name="P3"><text:tab/><text:tab/>(rules-new-game)</text:p>
      <text:p text:style-name="P3"><text:tab/><text:tab/><text:tab/>(clear-game-memory)</text:p>
      <text:p text:style-name="P3"><text:tab/><text:tab/><text:tab/>"&lt;=" (bets 0) (round pre-flop)</text:p>
      <text:p text:style-name="P3"/>
      <text:p text:style-name="P3">"/smallblind" =&gt;name,amount=&gt;</text:p>
      <text:p text:style-name="P3"><text:tab/>(small-blind name amount)</text:p>
      <text:p text:style-name="P3"><text:tab/><text:tab/>...</text:p>
      <text:p text:style-name="P3"><text:tab/><text:tab/>(insert-player name)</text:p>
      <text:p text:style-name="P3"/>
      <text:p text:style-name="P3">"/bigblind"</text:p>
      <text:p text:style-name="P3"/>
      <text:p text:style-name="P3">"/call"</text:p>
      <text:p text:style-name="P3"/>
      <text:p text:style-name="P3">"/fold"</text:p>
      <text:p text:style-name="P3"/>
      <text:p text:style-name="P3">"/bet"</text:p>
      <text:p text:style-name="P3"><text:tab/><text:tab/><text:tab/></text:p>
      <text:p text:style-name="P2">"/raise"</text:p>
      <text:p text:style-name="P2"/>
      <text:p text:style-name="P2">"/allin"</text:p>
      <text:p text:style-name="P2"/>
      <text:p text:style-name="P2">"/holecards" =&gt;c1,c2,c3,c4=&gt; (holecards c1 c2 c3 c4) -&gt; (rules-holecards)</text:p>
      <text:p text:style-name="P2"/>
      <text:p text:style-name="P2">(rules-round-common)</text:p>
      <text:p text:style-name="P2"><text:tab/>“&lt;=” bets,round,table-pairs</text:p>
      <text:p text:style-name="P2"><text:tab/>“&lt;=” table-colors, table-str8, table-safe, rank</text:p>
      <text:p text:style-name="P2"><text:tab/>?holdem-&gt;(holdem-round-logic)</text:p>
      <text:p text:style-name="P2"><text:tab/>?omaha-&gt;(omaha-round-logic)</text:p>
      <text:p text:style-name="P2"><text:tab/><text:tab/>“&lt;=” <text:s/>rank outs</text:p>
      <text:p text:style-name="P2"/>
      <text:p text:style-name="P2">“/flop” =&gt;c1,c2,c3=&gt;(flop c1 c2 c3) -&gt; (rules-flop)</text:p>
      <text:p text:style-name="P2"><text:tab/>(set-table-size)</text:p>
      <text:p text:style-name="P2"><text:tab/>“&lt;=” round</text:p>
      <text:p text:style-name="P2"><text:tab/>(rules-round-common)</text:p>
      <text:p text:style-name="P2"/>
      <text:p text:style-name="P2">“/turn”</text:p>
      <text:p text:style-name="P2"/>
      <text:p text:style-name="P2">“/river”</text:p>
      <text:p text:style-name="P2"/>
      <text:p text:style-name="P2">"/action" =&gt;=&gt; (action) -&gt; (action-prove)</text:p>
      <text:p text:style-name="P2"><text:tab/>(agent-pos +game+)=free-seat</text:p>
      <text:p text:style-name="P2"><text:tab/>(rules-action-prove)</text:p>
      <text:p text:style-name="P2"><text:tab/><text:tab/>"&lt;=" position</text:p>
      <text:p text:style-name="P2"><text:tab/><text:tab/>(rules-percept-memo)</text:p>
      <text:p text:style-name="P8"><text:tab/><text:tab/><text:tab/>“&lt;=” stake</text:p>
      <text:p text:style-name="P8"><text:tab/><text:tab/><text:tab/>(omaha-outs-logic)</text:p>
      <text:p text:style-name="P9"><text:tab/><text:tab/><text:tab/><text:tab/>“&lt;=” odds</text:p>
      <text:p text:style-name="P9"><text:tab/><text:tab/><text:tab/>;holdem odds</text:p>
      <text:p text:style-name="P9"><text:tab/><text:tab/><text:tab/>“&lt;=” players-left bets</text:p>
      <text:p text:style-name="P8"><text:tab/>“&lt;=” actions_my-last</text:p>
      <text:p text:style-name="P2"><text:tab/>return (?- call|bet|potbet1...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2">level</text:p>
            </table:table-cell>
            <table:table-cell table:style-name="Table1.A1" office:value-type="string">
              <text:p text:style-name="P12">predicate</text:p>
            </table:table-cell>
            <table:table-cell table:style-name="Table1.A1" office:value-type="string">
              <text:p text:style-name="P12">args, comments</text:p>
            </table:table-cell>
            <table:table-cell table:style-name="Table1.A1" office:value-type="string">
              <text:p text:style-name="P12">source</text:p>
            </table:table-cell>
          </table:table-row>
        </table:table-header-rows>
        <table:table-row>
          <table:table-cell table:style-name="Table1.A2" office:value-type="string">
            <text:p text:style-name="P12">memo</text:p>
          </table:table-cell>
          <table:table-cell table:style-name="Table1.A2" office:value-type="string">
            <text:p text:style-name="P12">table-size(*)</text:p>
          </table:table-cell>
          <table:table-cell table:style-name="Table1.A2" office:value-type="string">
            <text:p text:style-name="P18">;ustawiane zawsze na flopie</text:p>
            <text:p text:style-name="P4">;jesli nie ustawimy w new-game</text:p>
            <text:p text:style-name="P4">;to jest przenoszone na nowa grę</text:p>
            <text:p text:style-name="P1">heads-up<text:span text:style-name="T1"> ;2 graczy</text:span></text:p>
            <text:p text:style-name="P1"><text:span text:style-name="T4">full</text:span> <text:span text:style-name="T1">;7-10 graczy</text:span></text:p>
            <text:p text:style-name="P1">shorthand ;3<text:span text:style-name="T1">-6 graczy</text:span></text:p>
          </table:table-cell>
          <table:table-cell table:style-name="Table1.A2" office:value-type="string">
            <text:p text:style-name="P12">set-table-size@1</text:p>
          </table:table-cell>
        </table:table-row>
        <table:table-row>
          <table:table-cell table:style-name="Table1.A2" office:value-type="string">
            <text:p text:style-name="P12">percept</text:p>
          </table:table-cell>
          <table:table-cell table:style-name="Table1.A2" office:value-type="string">
            <text:p text:style-name="P12">bets(*)</text:p>
          </table:table-cell>
          <table:table-cell table:style-name="Table1.A2" office:value-type="string">
            <text:p text:style-name="P18">;ustawiane na poczatku każdej rundy</text:p>
            <text:p text:style-name="P6">0<text:span text:style-name="T3">,1,2,3</text:span></text:p>
          </table:table-cell>
          <table:table-cell table:style-name="Table1.A2" office:value-type="string">
            <text:p text:style-name="P12">rules-new-game@1</text:p>
            <text:p text:style-name="P1">rules-round-common@1</text:p>
            <text:p text:style-name="P1">rules-percept-memo@1</text:p>
          </table:table-cell>
        </table:table-row>
        <table:table-row>
          <table:table-cell table:style-name="Table1.A2" office:value-type="string">
            <text:p text:style-name="P12">round</text:p>
          </table:table-cell>
          <table:table-cell table:style-name="Table1.A2" office:value-type="string">
            <text:p text:style-name="P12">table-pairs(*)</text:p>
          </table:table-cell>
          <table:table-cell table:style-name="Table1.A2" office:value-type="string">
            <text:p text:style-name="P26">;maksymalna ilosc takich samych figur</text:p>
            <text:p text:style-name="P1">0,1 -&gt; no</text:p>
            <text:p text:style-name="P1">2,3,4 -&gt; yes -&gt;(table-safe no)</text:p>
          </table:table-cell>
          <table:table-cell table:style-name="Table1.A2" office:value-type="string">
            <text:p text:style-name="P12">rules-round-common@1</text:p>
          </table:table-cell>
        </table:table-row>
        <table:table-row>
          <table:table-cell table:style-name="Table1.A2" office:value-type="string">
            <text:p text:style-name="P12">round</text:p>
          </table:table-cell>
          <table:table-cell table:style-name="Table1.A2" office:value-type="string">
            <text:p text:style-name="P12">table-colors(*)</text:p>
          </table:table-cell>
          <table:table-cell table:style-name="Table1.A2" office:value-type="string">
            <text:p text:style-name="P26">;maksymalna ilosc kart w tym samym kolorze</text:p>
            <text:p text:style-name="P1">1,2 -&gt; no</text:p>
            <text:p text:style-name="P1">3,4,5 -&gt;yes-&gt;(table-safe no)</text:p>
          </table:table-cell>
          <table:table-cell table:style-name="Table1.A2" office:value-type="string">
            <text:p text:style-name="P12">rules-round-common@1</text:p>
          </table:table-cell>
        </table:table-row>
        <table:table-row>
          <table:table-cell table:style-name="Table1.A2" office:value-type="string">
            <text:p text:style-name="P12">round</text:p>
          </table:table-cell>
          <table:table-cell table:style-name="Table1.A2" office:value-type="string">
            <text:p text:style-name="P12">table-safe(*)</text:p>
          </table:table-cell>
          <table:table-cell table:style-name="Table1.A2" office:value-type="string">
            <text:p text:style-name="P12">no <text:span text:style-name="T1">;moze byc kolor lub full lub strit</text:span></text:p>
            <text:p text:style-name="P1">almost <text:span text:style-name="T1">;mamy strita ale nie ma koloru I pary</text:span></text:p>
            <text:p text:style-name="P1">yes -&gt; almost <text:s/><text:span text:style-name="T1">;brak strita,koloru i pary</text:span></text:p>
          </table:table-cell>
          <table:table-cell table:style-name="Table1.A2" office:value-type="string">
            <text:p text:style-name="P12">rules-round-common@1</text:p>
          </table:table-cell>
        </table:table-row>
        <table:table-row>
          <table:table-cell table:style-name="Table1.A2" office:value-type="string">
            <text:p text:style-name="P12">round</text:p>
          </table:table-cell>
          <table:table-cell table:style-name="Table1.A2" office:value-type="string">
            <text:p text:style-name="P12">table-str8(*)</text:p>
          </table:table-cell>
          <table:table-cell table:style-name="Table1.A2" office:value-type="string">
            <text:p text:style-name="P26">;ile kart wystarczy dolożyć(jeśli 1 to i 2)</text:p>
            <text:p text:style-name="P1">yes -&gt; 1,2 ^ no</text:p>
          </table:table-cell>
          <table:table-cell table:style-name="Table1.A2" office:value-type="string">
            <text:p text:style-name="P12">rules-round-common@1</text:p>
          </table:table-cell>
        </table:table-row>
        <table:table-row>
          <table:table-cell table:style-name="Table1.A2" office:value-type="string">
            <text:p text:style-name="P12">round</text:p>
          </table:table-cell>
          <table:table-cell table:style-name="Table1.A2" office:value-type="string">
            <text:p text:style-name="P12">rank(*)</text:p>
          </table:table-cell>
          <table:table-cell table:style-name="Table1.A2" office:value-type="string">
            <text:p text:style-name="P12">highcard,one-pair,two-pairs,trips,</text:p>
            <text:p text:style-name="P1">str8,color,fullhouse,</text:p>
            <text:p text:style-name="P1">quads -&gt; nuts</text:p>
            <text:p text:style-name="P1">str8flush -&gt; nuts</text:p>
          </table:table-cell>
          <table:table-cell table:style-name="Table1.A2" office:value-type="string">
            <text:p text:style-name="P43">rules-round-common@1</text:p>
            <text:p text:style-name="P10"/>
          </table:table-cell>
        </table:table-row>
        <table:table-row>
          <table:table-cell table:style-name="Table1.A9" office:value-type="string">
            <text:p text:style-name="P12">game</text:p>
          </table:table-cell>
          <table:table-cell table:style-name="Table1.A9" office:value-type="string">
            <text:p text:style-name="P12">on-flop (*)</text:p>
            <text:p text:style-name="P1">on-turn(*)</text:p>
          </table:table-cell>
          <table:table-cell table:style-name="Table1.A9" office:value-type="string">
            <text:p text:style-name="P12"><text:s text:c="4"/>;opisy historii</text:p>
            <text:p text:style-name="P1">rank highcard..str8flush</text:p>
            <text:p text:style-name="P1">bets 0..4</text:p>
            <text:p text:style-name="P1">nuts</text:p>
          </table:table-cell>
          <table:table-cell table:style-name="Table1.A9" office:value-type="string">
            <text:p text:style-name="P43">rules-round-common@1</text:p>
          </table:table-cell>
        </table:table-row>
        <table:table-row>
          <table:table-cell table:style-name="Table1.A9" office:value-type="string">
            <text:p text:style-name="P12">round</text:p>
          </table:table-cell>
          <table:table-cell table:style-name="Table1.A9" office:value-type="string">
            <text:p text:style-name="P12">rank</text:p>
          </table:table-cell>
          <table:table-cell table:style-name="Table1.A9" office:value-type="string">
            <text:p text:style-name="P1"><text:s text:c="4"/>;omaha</text:p>
            <text:p text:style-name="P1">top-pair,</text:p>
            <text:p text:style-name="P1">set,</text:p>
            <text:p text:style-name="P1">top-set- &gt; set</text:p>
            <text:p text:style-name="P1">trips,</text:p>
            <text:p text:style-name="P1">top-trips,</text:p>
            <text:p text:style-name="P1">top-two-pairs,</text:p>
            <text:p text:style-name="P1">top-pair,</text:p>
            <text:p text:style-name="P1">overpair,</text:p>
            <text:p text:style-name="P1">kicker,</text:p>
            <text:p text:style-name="P1">ace-kicker -&gt; kicker,</text:p>
            <text:p text:style-name="P1">(*) nuts ^ not-nuts,</text:p>
          </table:table-cell>
          <table:table-cell table:style-name="Table1.A9" office:value-type="string">
            <text:p text:style-name="P50">omaha-round-logic@3</text:p>
          </table:table-cell>
        </table:table-row>
        <table:table-row>
          <table:table-cell table:style-name="Table1.A9" office:value-type="string">
            <text:p text:style-name="P12">round</text:p>
          </table:table-cell>
          <table:table-cell table:style-name="Table1.A9" office:value-type="string">
            <text:p text:style-name="P12">rank</text:p>
          </table:table-cell>
          <table:table-cell table:style-name="Table1.A9" office:value-type="string">
            <text:p text:style-name="P1"><text:s text:c="4"/>;holdem</text:p>
            <text:p text:style-name="P1"><text:s text:c="4"/>;para asow i kicker K lub Q:</text:p>
            <text:p text:style-name="P1">aces-with-kicker -&gt; strong-pair</text:p>
            <text:p text:style-name="P1"><text:s text:c="5"/>;gorna para:</text:p>
            <text:p text:style-name="P1">top-pair</text:p>
            <text:p text:style-name="P1"><text:s text:c="5"/>;gorna para i kicker A,K lub Q</text:p>
            <text:p text:style-name="P1">top-pair-kicker -&gt; strong-pair</text:p>
            <text:p text:style-name="P1">overpair -&gt; strong-pair</text:p>
            <text:p text:style-name="P1"/>
            <text:p text:style-name="P1">top-two-pairs</text:p>
            <text:p text:style-name="P1">top-set -&gt; set</text:p>
            <text:p text:style-name="P1">set</text:p>
          </table:table-cell>
          <table:table-cell table:style-name="Table1.A9" office:value-type="string">
            <text:p text:style-name="P50">holdem-round-logic</text:p>
          </table:table-cell>
        </table:table-row>
        <table:table-row>
          <table:table-cell table:style-name="Table1.A9" office:value-type="string">
            <text:p text:style-name="P12">round</text:p>
          </table:table-cell>
          <table:table-cell table:style-name="Table1.A9" office:value-type="string">
            <text:p text:style-name="P12">rank</text:p>
          </table:table-cell>
          <table:table-cell table:style-name="Table1.A9" office:value-type="string">
            <text:p text:style-name="P1">;karta wyzsza niz najwyzsza na stole:</text:p>
            <text:p text:style-name="P1">kicker</text:p>
            <text:p text:style-name="P1">ace-kicker -&gt; kicker</text:p>
          </table:table-cell>
          <table:table-cell table:style-name="Table1.A9" office:value-type="string">
            <text:p text:style-name="P50">holdem-round-logic</text:p>
          </table:table-cell>
        </table:table-row>
        <table:table-row>
          <table:table-cell table:style-name="Table1.A2" office:value-type="string">
            <text:p text:style-name="P12">round</text:p>
          </table:table-cell>
          <table:table-cell table:style-name="Table1.A2" office:value-type="string">
            <text:p text:style-name="P12">hand(*)</text:p>
          </table:table-cell>
          <table:table-cell table:style-name="Table1.A2" office:value-type="string">
            <text:p text:style-name="P18">;uzywane tylko dla omahy</text:p>
            <text:p text:style-name="P1">ace-suited</text:p>
            <text:p text:style-name="P1">connectors <text:span text:style-name="T2">;H1 i H2 są kolejnymi kartami</text:span></text:p>
            <text:p text:style-name="P1">connected <text:span text:style-name="T2">;mała odl. między najw. i najmn.</text:span></text:p>
            <text:p text:style-name="P1">str8 -&gt; 3-str8</text:p>
            <text:p text:style-name="P1">3-str8</text:p>
            <text:p text:style-name="P1">big-pair -&gt; one-pair</text:p>
            <text:p text:style-name="P1">middle-pair -&gt; one-pair</text:p>
            <text:p text:style-name="P1">small-pair -&gt; one-pair</text:p>
            <text:p text:style-name="P1">(*) dangler ^ no-dangler</text:p>
            <text:p text:style-name="P1">trips</text:p>
            <text:p text:style-name="P1">two-pairs -&gt; one-pair</text:p>
          </table:table-cell>
          <table:table-cell table:style-name="Table1.A2" office:value-type="string">
            <text:p text:style-name="P12">rules-holecards@1</text:p>
          </table:table-cell>
        </table:table-row>
        <table:table-row>
          <table:table-cell table:style-name="Table1.A2" office:value-type="string">
            <text:p text:style-name="P12">game</text:p>
          </table:table-cell>
          <table:table-cell table:style-name="Table1.A2" office:value-type="string">
            <text:p text:style-name="P12">sklansky(*)</text:p>
          </table:table-cell>
          <table:table-cell table:style-name="Table1.A2" office:value-type="string">
            <text:p text:style-name="P18"><text:s text:c="3"/>;tylko dla fixeda</text:p>
            <text:p text:style-name="P4"><text:s text:c="3"/>;zwraca grupe sklanskiego(gdy istnieje)</text:p>
            <text:p text:style-name="P1">1,2,3,4,5,6,7,8</text:p>
          </table:table-cell>
          <table:table-cell table:style-name="Table1.A2" office:value-type="string">
            <text:p text:style-name="P43">rules-holecards@1</text:p>
          </table:table-cell>
        </table:table-row>
        <table:table-row>
          <table:table-cell table:style-name="Table1.A2" office:value-type="string">
            <text:p text:style-name="P12"/>
            <text:p text:style-name="P1">percept</text:p>
          </table:table-cell>
          <table:table-cell table:style-name="Table1.A2" office:value-type="string">
            <text:p text:style-name="P12"/>
            <text:p text:style-name="P1">stake(*)</text:p>
          </table:table-cell>
          <table:table-cell table:style-name="Table1.A2" office:value-type="string">
            <text:p text:style-name="P12">(*) committed ^ not-commited</text:p>
            <text:p text:style-name="P1">zero ---&gt; minimal</text:p>
            <text:p text:style-name="P1">minimal <text:span text:style-name="T1">;trzeba dodac najwyżej blinda</text:span></text:p>
            <text:p text:style-name="P1">big <text:span text:style-name="T1">;pot-odds&lt;2.5</text:span></text:p>
            <text:p text:style-name="P1">normal <text:span text:style-name="T1">;pot-odds&gt;=2.5</text:span></text:p>
          </table:table-cell>
          <table:table-cell table:style-name="Table1.A2" office:value-type="string">
            <text:p text:style-name="P12"/>
            <text:p text:style-name="P1">rules-percept-memo@1</text:p>
          </table:table-cell>
        </table:table-row>
        <table:table-row>
          <table:table-cell table:style-name="Table1.A2" office:value-type="string">
            <text:p text:style-name="P12">percept</text:p>
          </table:table-cell>
          <table:table-cell table:style-name="Table1.A2" office:value-type="string">
            <text:p text:style-name="P12">odds</text:p>
          </table:table-cell>
          <table:table-cell table:style-name="Table1.A2" office:value-type="string">
            <text:p text:style-name="P12">good</text:p>
            <text:p text:style-name="P1">implied</text:p>
            <text:p text:style-name="P1">strong-implied</text:p>
          </table:table-cell>
          <table:table-cell table:style-name="Table1.A2" office:value-type="string">
            <text:p text:style-name="P12">rules-percept-memo@1</text:p>
            <text:p text:style-name="P1">omaha-outs-logic@3</text:p>
          </table:table-cell>
        </table:table-row>
        <table:table-row>
          <table:table-cell table:style-name="Table1.A2" office:value-type="string">
            <text:p text:style-name="P12">percept</text:p>
          </table:table-cell>
          <table:table-cell table:style-name="Table1.A2" office:value-type="string">
            <text:p text:style-name="P12">players-left(*)</text:p>
          </table:table-cell>
          <table:table-cell table:style-name="Table1.A2" office:value-type="string">
            <text:p text:style-name="P12">1..10</text:p>
          </table:table-cell>
          <table:table-cell table:style-name="Table1.A2" office:value-type="string">
            <text:p text:style-name="P12">rules-percept-memo@1</text:p>
          </table:table-cell>
        </table:table-row>
        <table:table-row>
          <table:table-cell table:style-name="Table1.A2" office:value-type="string">
            <text:p text:style-name="P12">round</text:p>
          </table:table-cell>
          <table:table-cell table:style-name="Table1.A2" office:value-type="string">
            <text:p text:style-name="P12">outs</text:p>
          </table:table-cell>
          <table:table-cell table:style-name="Table1.A2" office:value-type="string">
            <text:p text:style-name="P26">;dojścia nutsowe, (w holdemie jakiekolwiek)</text:p>
            <text:p text:style-name="P1">1..30</text:p>
            <text:p text:style-name="P5">;jakiekolwiek dojscia do fulla</text:p>
            <text:p text:style-name="P1">fullhouse 1..30</text:p>
            <text:p text:style-name="P5">;jakiekolwiek dojscia do koloru</text:p>
            <text:p text:style-name="P1">color 1..30</text:p>
            <text:p text:style-name="P5">;jakiekolwiek dojscia do strita</text:p>
            <text:p text:style-name="P1">str8 1..30</text:p>
          </table:table-cell>
          <table:table-cell table:style-name="Table1.A2" office:value-type="string">
            <text:p text:style-name="P12"><text:a xlink:type="simple" xlink:href="mailto:omaha-round-logic@3">omaha-round-logic@3</text:a></text:p>
            <text:p text:style-name="P1">holdem-round-logic</text:p>
          </table:table-cell>
        </table:table-row>
        <table:table-row>
          <table:table-cell table:style-name="Table1.A2" office:value-type="string">
            <text:p text:style-name="P12">game</text:p>
          </table:table-cell>
          <table:table-cell table:style-name="Table1.A2" office:value-type="string">
            <text:p text:style-name="P12">position</text:p>
          </table:table-cell>
          <table:table-cell table:style-name="Table1.A2" office:value-type="string">
            <text:p text:style-name="P12">s-blind <text:s/>-&gt;blind <text:s text:c="13"/><text:span text:style-name="T1">;pos==0</text:span></text:p>
            <text:p text:style-name="P1">b-blind <text:s/>-&gt;blind <text:s text:c="12"/><text:span text:style-name="T1">;pos==1</text:span></text:p>
            <text:p text:style-name="P1">early <text:s text:c="11"/><text:span text:style-name="T1">;2&lt;=pos&lt;=3</text:span></text:p>
            <text:p text:style-name="P1">middle <text:s text:c="7"/><text:span text:style-name="T1">;4&lt;=pos&lt;=6</text:span></text:p>
            <text:p text:style-name="P1">late <text:s text:c="11"/><text:span text:style-name="T1">;7&lt;=pos</text:span></text:p>
          </table:table-cell>
          <table:table-cell table:style-name="Table1.A2" office:value-type="string">
            <text:p text:style-name="P12">rules-action-prove@1</text:p>
          </table:table-cell>
        </table:table-row>
        <table:table-row>
          <table:table-cell table:style-name="Table1.A9" office:value-type="string">
            <text:p text:style-name="P12">percept</text:p>
          </table:table-cell>
          <table:table-cell table:style-name="Table1.A9" office:value-type="string">
            <text:p text:style-name="P12">comments</text:p>
          </table:table-cell>
          <table:table-cell table:style-name="Table1.A9" office:value-type="string">
            <text:p text:style-name="P12">;komentarze sa przenoszone do opisow</text:p>
            <text:p text:style-name="P1">;poprzednich rund: on-pre-flop,on-flop,on-turn</text:p>
            <text:p text:style-name="P1">check-raise</text:p>
            <text:p text:style-name="P1">first-to-act</text:p>
            <text:p text:style-name="P1">last-to-act</text:p>
            <text:p text:style-name="P1">agent-behind-bettor</text:p>
            <text:p text:style-name="P1">bettor-behind-agent</text:p>
          </table:table-cell>
          <table:table-cell table:style-name="Table1.A9" office:value-type="string">
            <text:p text:style-name="P12"/>
          </table:table-cell>
        </table:table-row>
      </table:table>
      <text:p text:style-name="Standard"/>
      <text:p text:style-name="P1"/>
      <text:p text:style-name="P1">predykat(*) - predykat zostanie dodany do pamięci</text:p>
      <text:p text:style-name="P1"/>
      <text:p text:style-name="P7">Files:</text:p>
      <text:p text:style-name="P7">@1 poker.rules.logic</text:p>
      <text:p text:style-name="P7">@2 poker.percepts</text:p>
      <text:p text:style-name="P7">@3 poker.omaha</text:p>
      <text:p text:style-name="P1"/>
      <text:p text:style-name="P1"/>
      <text:p text:style-name="P1">Zmienne globalne:</text:p>
      <text:p text:style-name="P1">bets,table-colors,table-pairs,table-pairs2,t1,t2,t3,t4,t5,tc1,tc2,tc3,tc4,tc5,h1,h2,h3,h4,hc1,hc2,hc3,hc4,</text:p>
      <text:p text:style-name="P1"><text:span text:style-name="T6">*o*</text:span><text:span text:style-name="T5"> , </text:span><text:span text:style-name="T6">rank,flop1,flop2,flop3,flopc1,flopc2,flopc3,turn1,turnc1,river1,riverc1.</text:span></text:p>
      <text:p text:style-name="P89"/>
      <text:p text:style-name="P89">zmienna rank przyjmuje wartosci okreslone stalymi(liczby naturalne):</text:p>
      <text:p text:style-name="P89">highcard,one-pair,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 Serif" svg:font-family="'Sans Serif'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499cm" style:writing-mode="page"/>
      <style:text-properties fo:color="#000000" style:font-name="DejaVu Sans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hyphenation-ladder-count="no-limit" fo:text-indent="0cm" style:auto-text-indent="false" fo:background-color="transparent">
        <style:tab-stops/>
        <style:background-image/>
      </style:paragraph-properties>
      <style:text-properties fo:font-variant="normal" fo:text-transform="none" fo:color="#000000" style:text-line-through-style="none" style:text-position="0% 58%" style:font-name="Sans Serif" fo:font-size="9pt" fo:language="en" fo:country="US" fo:font-style="normal" fo:text-shadow="none" style:text-underline-style="none" fo:font-weight="normal" style:text-underline-mode="continuous" style:text-line-through-mode="continuous" fo:background-color="transparen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1cm" style:type="center"/>
          <style:tab-stop style:position="18.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cument_20_Title" style:display-name="Document Title" style:family="paragraph" style:parent-style-name="Standard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parent-style-name="Standard" style:next-style-name="Standard" style:default-outline-level="1">
      <style:text-properties fo:font-size="20pt" fo:font-weight="bold"/>
    </style:style>
    <style:style style:name="Head_20_2" style:display-name="Head 2" style:family="paragraph" style:parent-style-name="Standard" style:next-style-name="Standard" style:default-outline-level="2">
      <style:text-properties fo:font-size="16pt" fo:font-weight="bold"/>
    </style:style>
    <style:style style:name="Head_20_3" style:display-name="Head 3" style:family="paragraph" style:parent-style-name="Standard" style:next-style-name="Standard" style:default-outline-level="3">
      <style:text-properties fo:font-size="12pt" fo:font-weight="bold"/>
    </style:style>
    <style:style style:name="Enumerated_20_List" style:display-name="Enumerated List" style:family="paragraph" style:parent-style-name="Standard" style:list-style-name="Numbering_20_Style_20_for_20_Enumerated_20_List"/>
    <style:style style:name="Alphabetical_20_List" style:display-name="Alphabetical List" style:family="paragraph" style:parent-style-name="Standard" style:list-style-name="Numbering_20_Style_20_for_20_Alphabetical_20_List"/>
    <style:style style:name="Bullet_20_List" style:display-name="Bullet List" style:family="paragraph" style:parent-style-name="Standard" style:list-style-name="Numbering_20_Style_20_for_20_Bullet_20_Lis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suffix="." style:num-format="1"/>
      <text:outline-level-style text:level="2" style:num-suffix="." style:num-format="1" text:display-levels="2"/>
      <text:outline-level-style text:level="3" style:num-suffix="." style:num-format="1" text:display-levels="3"/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Style_20_for_20_Head_20_1" style:display-name="Numbering Style for Head 1">
      <text:list-level-style-number text:level="1" style:num-suffix=".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/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 text:display-levels="3"/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bering_20_Style_20_for_20_Bullet_20_List" style:display-name="Numbering Style for Bullet List">
      <text:list-level-style-bullet text:level="1" text:bullet-char="●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82cm" fo:margin-bottom="1.482cm" fo:margin-left="1.49cm" fo:margin-right="1.49cm" fo:border="none" fo:padding="0cm" style:writing-mode="lr-tb" style:footnote-max-height="0cm">
        <style:footnote-sep style:width="0.018cm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
  </meta:generator>
    <meta:initial-creator>Tomasz Grabski</meta:initial-creator>
    <meta:creation-date>2007-12-15T00:22:20</meta:creation-date>
    <dc:creator>Tomasz Grabski</dc:creator>
    <dc:date>2008-01-04T23:03:31</dc:date>
    <meta:printed-by>Tomasz Grabski</meta:printed-by>
    <meta:print-date>2007-12-16T02:07:59</meta:print-date>
    <dc:language>en-US</dc:language>
    <meta:editing-cycles>35</meta:editing-cycles>
    <meta:editing-duration>P1DT9H28M5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221" meta:word-count="690" meta:character-count="4204"/>
  </office:meta>
</office:document-meta>
</file>